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8cm" fo:min-width="2.58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1cm" fo:min-width="4.732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4.2cm"/>
    </style:style>
    <style:style style:name="gr5" style:family="graphic" style:parent-style-name="standard">
      <style:graphic-properties draw:textarea-horizontal-align="justify" draw:textarea-vertical-align="middle" draw:auto-grow-height="false" fo:min-height="2.645cm" fo:min-width="2.87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3.108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15cm"/>
    </style:style>
    <style:style style:name="gr9" style:family="graphic" style:parent-style-name="standard">
      <style:graphic-properties draw:textarea-horizontal-align="justify" draw:textarea-vertical-align="middle" draw:auto-grow-height="false" fo:min-height="1.76cm" fo:min-width="4.001cm"/>
    </style:style>
    <style:style style:name="gr10" style:family="graphic" style:parent-style-name="standard">
      <style:graphic-properties draw:textarea-horizontal-align="justify" draw:textarea-vertical-align="middle" draw:auto-grow-height="false" fo:min-height="1.651cm" fo:min-width="2.985cm"/>
    </style:style>
    <style:style style:name="gr11" style:family="graphic" style:parent-style-name="standard">
      <style:graphic-properties draw:textarea-horizontal-align="justify" draw:textarea-vertical-align="middle" draw:auto-grow-height="false" fo:min-height="2.151cm" fo:min-width="2.6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cm" svg:height="2.3cm" svg:x="1.6cm" svg:y="3.9cm">
          <text:p text:style-name="P1"><text:span text:style-name="T1">Fragen </text:span></text:p>
          <text:p text:style-name="P1"><text:span text:style-name="T1">bzgl.</text:span></text:p>
          <text:p text:style-name="P1"><text:span text:style-name="T1"><text:s/></text:span><text:span text:style-name="T1">Geschäfts</text:span></text:p>
          <text:p text:style-name="P1"><text:span text:style-name="T1">ergebni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2.6cm" svg:y1="3.25cm" svg:x2="4.05cm" svg:y2="3.9cm" draw:start-shape="id1" draw:start-glue-point="5" draw:end-shape="id2" draw:end-glue-point="5" svg:d="M12600 3250h-8550v650" svg:viewBox="0 0 8551 651">
          <text:p/>
        </draw:connector>
        <draw:custom-shape draw:style-name="gr3" draw:text-style-name="P1" xml:id="id3" draw:id="id3" draw:layer="layout" svg:width="5.8cm" svg:height="1.5cm" svg:x="5.9cm" svg:y="6.8cm">
          <text:p text:style-name="P1">Geschäftsführ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4.05cm" svg:y1="6.2cm" svg:x2="5.9cm" svg:y2="7.55cm" draw:start-shape="id2" draw:start-glue-point="8" draw:end-shape="id3" draw:end-glue-point="5" svg:d="M4050 6200v1350h1850" svg:viewBox="0 0 1851 1351">
          <text:p/>
        </draw:connector>
        <draw:custom-shape draw:style-name="gr4" draw:text-style-name="P3" xml:id="id4" draw:id="id4" draw:layer="layout" svg:width="4.7cm" svg:height="3cm" svg:x="8.4cm" svg:y="11.1cm">
          <text:p text:style-name="P1"><text:span text:style-name="T2">Geschäftsergbnis</text:span></text:p>
          <text:p text:style-name="P1"><text:span text:style-name="T2">ermittel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7cm" svg:y1="7.55cm" svg:x2="13.1cm" svg:y2="12.6cm" draw:start-shape="id3" draw:start-glue-point="7" draw:end-shape="id4" svg:d="M11700 7550h1902v5050h-502" svg:viewBox="0 0 1903 5051">
          <text:p/>
        </draw:connector>
        <draw:custom-shape draw:style-name="gr5" draw:text-style-name="P1" xml:id="id5" draw:id="id5" draw:layer="layout" svg:width="4.2cm" svg:height="3.6cm" svg:x="10.7cm" svg:y="15.3cm">
          <text:p text:style-name="P1">EEP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4" draw:layer="layout" svg:x1="10.75cm" svg:y1="14.1cm" svg:x2="12.8cm" svg:y2="15.3cm" draw:start-shape="id4" draw:start-glue-point="6" draw:end-shape="id5" draw:end-glue-point="0" svg:d="M10750 14100v601h2050v599" svg:viewBox="0 0 2051 1201">
          <text:p/>
        </draw:connector>
        <draw:custom-shape draw:style-name="gr7" draw:text-style-name="P1" xml:id="id1" draw:id="id1" draw:layer="layout" svg:width="4cm" svg:height="1.7cm" svg:x="12.6cm" svg:y="2.4cm">
          <text:p text:style-name="P1">Projektleit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xml:id="id6" draw:id="id6" draw:layer="layout" svg:width="6cm" svg:height="1.8cm" svg:x="3.3cm" svg:y="21.9cm">
          <text:p text:style-name="P1">Protokolldate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8.4cm" svg:y1="12.6cm" svg:x2="8.689cm" svg:y2="22.8cm" draw:start-shape="id4" draw:start-glue-point="5" draw:end-shape="id6" draw:end-glue-point="9" svg:d="M8400 12600h-501v5401h1903v4799h-1113" svg:viewBox="0 0 1904 10201">
          <text:p/>
        </draw:connector>
        <draw:custom-shape draw:style-name="gr9" draw:text-style-name="P1" xml:id="id7" draw:id="id7" draw:layer="layout" svg:width="4.5cm" svg:height="2.5cm" svg:x="4cm" svg:y="24.8cm">
          <text:p text:style-name="P1">Protokol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6.3cm" svg:y1="23.7cm" svg:x2="6.25cm" svg:y2="24.8cm" draw:start-shape="id6" draw:start-glue-point="8" draw:end-shape="id7" draw:end-glue-point="4" svg:d="M6300 23700v551h-50v549" svg:viewBox="0 0 51 1101">
          <text:p/>
        </draw:connector>
        <draw:custom-shape draw:style-name="gr10" draw:text-style-name="P1" xml:id="id8" draw:id="id8" draw:layer="layout" svg:width="5.3cm" svg:height="1.9cm" svg:x="1.5cm" svg:y="12.5cm">
          <text:p text:style-name="P1">Geschäftsergebnis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8.4cm" svg:y1="12.6cm" svg:x2="6.8cm" svg:y2="13.45cm" draw:start-shape="id4" draw:start-glue-point="5" draw:end-shape="id8" draw:end-glue-point="7" svg:d="M8400 12600h-799v850h-801" svg:viewBox="0 0 1601 851">
          <text:p/>
        </draw:connector>
        <draw:custom-shape draw:style-name="gr11" draw:text-style-name="P1" xml:id="id9" draw:id="id9" draw:layer="layout" svg:width="5.2cm" svg:height="2.4cm" svg:x="14.8cm" svg:y="11.2cm">
          <text:p text:style-name="P1">Geschäfts</text:p>
          <text:p text:style-name="P1">ergebni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3.1cm" svg:y1="12.6cm" svg:x2="15.32cm" svg:y2="12.4cm" draw:start-shape="id4" draw:start-glue-point="7" draw:end-shape="id9" draw:end-glue-point="6" svg:d="M13100 12600h851v-200h1369" svg:viewBox="0 0 2221 201">
          <text:p/>
        </draw:connector>
        <draw:connector draw:style-name="gr6" draw:text-style-name="P4" draw:layer="layout" draw:type="curve" draw:line-skew="-0.351cm" svg:x1="17.4cm" svg:y1="11.2cm" svg:x2="14.6cm" svg:y2="4.1cm" draw:start-shape="id9" draw:start-glue-point="5" draw:end-shape="id1" draw:end-glue-point="6" svg:d="M17400 11200c0-5850-2800-2300-2800-7100" svg:viewBox="0 0 2801 7101">
          <text:p/>
        </draw:connector>
        <draw:connector draw:style-name="gr12" draw:text-style-name="P4" draw:layer="layout" svg:x1="4.15cm" svg:y1="12.5cm" svg:x2="8.8cm" svg:y2="8.3cm" draw:start-shape="id8" draw:start-glue-point="4" draw:end-shape="id3" draw:end-glue-point="6" svg:d="M4150 12500v-2099h4650v-2101" svg:viewBox="0 0 4651 4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09:53:57.830448864</meta:creation-date>
    <dc:date>2016-05-11T10:07:41.186138260</dc:date>
    <meta:editing-duration>PT3M33S</meta:editing-duration>
    <meta:editing-cycles>1</meta:editing-cycles>
    <meta:generator>LibreOffice/5.1.2.2.0$Linux_X86_64 LibreOffice_project/10m0$Build-2</meta:generator>
    <meta:document-statistic meta:object-count="19"/>
  </office:meta>
</office:document-meta>
</file>